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ae00" officeooo:paragraph-rsid="0017ae00"/>
    </style:style>
    <style:style style:name="P2" style:family="paragraph" style:parent-style-name="Standard">
      <style:text-properties officeooo:rsid="00181c55" officeooo:paragraph-rsid="00181c55"/>
    </style:style>
    <style:style style:name="P3" style:family="paragraph" style:parent-style-name="Standard">
      <style:text-properties officeooo:rsid="001875ea" officeooo:paragraph-rsid="001875ea"/>
    </style:style>
    <style:style style:name="P4" style:family="paragraph" style:parent-style-name="Standard">
      <style:text-properties officeooo:rsid="001b405e" officeooo:paragraph-rsid="001b405e"/>
    </style:style>
    <style:style style:name="P5" style:family="paragraph" style:parent-style-name="Standard">
      <style:text-properties officeooo:rsid="001c33ce" officeooo:paragraph-rsid="001c33ce"/>
    </style:style>
    <style:style style:name="P6" style:family="paragraph" style:parent-style-name="Standard">
      <style:text-properties officeooo:rsid="001d8217" officeooo:paragraph-rsid="001d8217"/>
    </style:style>
    <style:style style:name="P7" style:family="paragraph" style:parent-style-name="Standard">
      <style:text-properties officeooo:rsid="00236585" officeooo:paragraph-rsid="00236585"/>
    </style:style>
    <style:style style:name="P8" style:family="paragraph" style:parent-style-name="Standard">
      <style:text-properties fo:font-weight="normal" officeooo:rsid="0024b755" officeooo:paragraph-rsid="0024b755" style:font-weight-asian="normal" style:font-weight-complex="normal"/>
    </style:style>
    <style:style style:name="P9" style:family="paragraph" style:parent-style-name="Text_20_body">
      <style:text-properties officeooo:rsid="001b405e" officeooo:paragraph-rsid="001b405e"/>
    </style:style>
    <style:style style:name="P10" style:family="paragraph" style:parent-style-name="Standard" style:list-style-name="L1">
      <style:text-properties officeooo:rsid="0017ae00" officeooo:paragraph-rsid="0017ae00"/>
    </style:style>
    <style:style style:name="P11" style:family="paragraph" style:parent-style-name="Standard" style:list-style-name="L2">
      <style:text-properties officeooo:rsid="00181c55" officeooo:paragraph-rsid="00181c55"/>
    </style:style>
    <style:style style:name="P12" style:family="paragraph" style:parent-style-name="Standard" style:list-style-name="L3">
      <style:text-properties officeooo:rsid="00181c55" officeooo:paragraph-rsid="00181c55"/>
    </style:style>
    <style:style style:name="P13" style:family="paragraph" style:parent-style-name="Standard" style:list-style-name="L3">
      <style:text-properties officeooo:rsid="001875ea" officeooo:paragraph-rsid="001875ea"/>
    </style:style>
    <style:style style:name="P14" style:family="paragraph" style:parent-style-name="Standard" style:list-style-name="L4">
      <style:text-properties officeooo:rsid="001875ea" officeooo:paragraph-rsid="001875ea"/>
    </style:style>
    <style:style style:name="P15" style:family="paragraph" style:parent-style-name="Standard" style:list-style-name="L6">
      <style:text-properties officeooo:rsid="001b405e" officeooo:paragraph-rsid="001b405e"/>
    </style:style>
    <style:style style:name="P16" style:family="paragraph" style:parent-style-name="Standard" style:list-style-name="L7">
      <style:text-properties officeooo:rsid="001c33ce" officeooo:paragraph-rsid="001c33ce"/>
    </style:style>
    <style:style style:name="P17" style:family="paragraph" style:parent-style-name="Standard" style:list-style-name="L8">
      <style:text-properties officeooo:rsid="001d8217" officeooo:paragraph-rsid="001d8217"/>
    </style:style>
    <style:style style:name="P18" style:family="paragraph" style:parent-style-name="Standard" style:list-style-name="L9">
      <style:text-properties officeooo:rsid="001d8217" officeooo:paragraph-rsid="001d8217"/>
    </style:style>
    <style:style style:name="P19" style:family="paragraph" style:parent-style-name="Standard" style:list-style-name="L10">
      <style:text-properties officeooo:rsid="001d8217" officeooo:paragraph-rsid="001d8217"/>
    </style:style>
    <style:style style:name="P20" style:family="paragraph" style:parent-style-name="Standard" style:list-style-name="L9">
      <style:text-properties officeooo:rsid="001fffe6" officeooo:paragraph-rsid="001fffe6"/>
    </style:style>
    <style:style style:name="P21" style:family="paragraph" style:parent-style-name="Standard" style:list-style-name="L9">
      <style:text-properties officeooo:rsid="001fffe6" officeooo:paragraph-rsid="001e48e2"/>
    </style:style>
    <style:style style:name="P22" style:family="paragraph" style:parent-style-name="Standard" style:list-style-name="L11">
      <style:text-properties officeooo:rsid="001fffe6" officeooo:paragraph-rsid="001fffe6"/>
    </style:style>
    <style:style style:name="P23" style:family="paragraph" style:parent-style-name="Standard" style:list-style-name="L12">
      <style:text-properties officeooo:rsid="001fffe6" officeooo:paragraph-rsid="001fffe6"/>
    </style:style>
    <style:style style:name="P24" style:family="paragraph" style:parent-style-name="Standard" style:list-style-name="L13">
      <style:text-properties officeooo:rsid="001fffe6" officeooo:paragraph-rsid="001fffe6"/>
    </style:style>
    <style:style style:name="P25" style:family="paragraph" style:parent-style-name="Standard" style:list-style-name="L13">
      <style:text-properties officeooo:rsid="001fffe6" officeooo:paragraph-rsid="00236585"/>
    </style:style>
    <style:style style:name="P26" style:family="paragraph" style:parent-style-name="Standard" style:list-style-name="L17">
      <style:text-properties officeooo:rsid="001fffe6" officeooo:paragraph-rsid="001fffe6"/>
    </style:style>
    <style:style style:name="P27" style:family="paragraph" style:parent-style-name="Standard" style:list-style-name="L9">
      <style:text-properties officeooo:rsid="001e48e2" officeooo:paragraph-rsid="001e48e2"/>
    </style:style>
    <style:style style:name="P28" style:family="paragraph" style:parent-style-name="Standard" style:list-style-name="L11">
      <style:text-properties officeooo:rsid="001e48e2" officeooo:paragraph-rsid="001fffe6"/>
    </style:style>
    <style:style style:name="P29" style:family="paragraph" style:parent-style-name="Standard" style:list-style-name="L13">
      <style:text-properties fo:font-weight="bold" officeooo:rsid="00236585" officeooo:paragraph-rsid="00236585" style:font-weight-asian="bold" style:font-weight-complex="bold"/>
    </style:style>
    <style:style style:name="P30" style:family="paragraph" style:parent-style-name="Standard" style:list-style-name="L13">
      <style:text-properties officeooo:rsid="00236585" officeooo:paragraph-rsid="00236585"/>
    </style:style>
    <style:style style:name="P31" style:family="paragraph" style:parent-style-name="Standard" style:list-style-name="L9">
      <style:text-properties officeooo:rsid="00236585" officeooo:paragraph-rsid="00236585"/>
    </style:style>
    <style:style style:name="P32" style:family="paragraph" style:parent-style-name="Standard" style:list-style-name="L14">
      <style:text-properties fo:font-weight="normal" officeooo:rsid="0024b755" officeooo:paragraph-rsid="0024b755" style:font-weight-asian="normal" style:font-weight-complex="normal"/>
    </style:style>
    <style:style style:name="P33" style:family="paragraph" style:parent-style-name="Standard" style:list-style-name="L15">
      <style:text-properties fo:font-weight="normal" officeooo:rsid="00259cd9" officeooo:paragraph-rsid="00259cd9" style:font-weight-asian="normal" style:font-weight-complex="normal"/>
    </style:style>
    <style:style style:name="P34" style:family="paragraph" style:parent-style-name="Standard" style:list-style-name="L9">
      <style:text-properties officeooo:rsid="00259cd9" officeooo:paragraph-rsid="00259cd9"/>
    </style:style>
    <style:style style:name="P35" style:family="paragraph" style:parent-style-name="Standard" style:list-style-name="L16">
      <style:text-properties officeooo:rsid="00259cd9" officeooo:paragraph-rsid="00259cd9"/>
    </style:style>
    <style:style style:name="P36" style:family="paragraph" style:parent-style-name="Standard" style:list-style-name="L16">
      <style:text-properties officeooo:rsid="002832cb" officeooo:paragraph-rsid="002832cb"/>
    </style:style>
    <style:style style:name="P37" style:family="paragraph" style:parent-style-name="Text_20_body" style:list-style-name="L5">
      <style:text-properties officeooo:paragraph-rsid="001b405e"/>
    </style:style>
    <style:style style:name="P38" style:family="paragraph" style:parent-style-name="Text_20_body" style:list-style-name="L5">
      <style:text-properties officeooo:rsid="001b405e" officeooo:paragraph-rsid="001b405e"/>
    </style:style>
    <style:style style:name="P39" style:family="paragraph" style:parent-style-name="Text_20_body" style:list-style-name="L18">
      <style:text-properties officeooo:rsid="002833eb" officeooo:paragraph-rsid="002833eb"/>
    </style:style>
    <style:style style:name="P40" style:family="paragraph" style:parent-style-name="Text_20_body">
      <style:text-properties officeooo:rsid="002833eb" officeooo:paragraph-rsid="002833eb"/>
    </style:style>
    <style:style style:name="P41" style:family="paragraph" style:parent-style-name="Text_20_body">
      <style:text-properties fo:font-weight="bold" officeooo:rsid="002a2eb1" officeooo:paragraph-rsid="002a2eb1" style:font-weight-asian="bold" style:font-weight-complex="bold"/>
    </style:style>
    <style:style style:name="P42" style:family="paragraph" style:parent-style-name="Text_20_body" style:list-style-name="L20">
      <style:text-properties fo:font-weight="bold" officeooo:rsid="002a2eb1" officeooo:paragraph-rsid="002a2eb1" style:font-weight-asian="bold" style:font-weight-complex="bold"/>
    </style:style>
    <style:style style:name="T1" style:family="text">
      <style:text-properties officeooo:rsid="001b405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405e" style:font-weight-asian="bold" style:font-weight-complex="bold"/>
    </style:style>
    <style:style style:name="T4" style:family="text">
      <style:text-properties officeooo:rsid="001c33ce"/>
    </style:style>
    <style:style style:name="T5" style:family="text">
      <style:text-properties officeooo:rsid="001fffe6"/>
    </style:style>
    <style:style style:name="T6" style:family="text">
      <style:text-properties officeooo:rsid="00259cd9"/>
    </style:style>
    <style:style style:name="T7" style:family="text">
      <style:text-properties officeooo:rsid="002833eb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Ökologie</text:h>
      <text:p text:style-name="P1"/>
      <text:h text:style-name="Heading_20_2" text:outline-level="2">Autökologie</text:h>
      <text:p text:style-name="P1"/>
      <text:list xml:id="list1246372109" text:style-name="L1">
        <text:list-item>
          <text:p text:style-name="P10">Ökologische Potenz: Lebewesen können sich fortpflanzen</text:p>
        </text:list-item>
        <text:list-item>
          <text:p text:style-name="P10">Optimum: am meisten Nachkommen</text:p>
        </text:list-item>
        <text:list-item>
          <text:p text:style-name="P10">Pessimum: keine Fortpflanzung, aber Überleben</text:p>
        </text:list-item>
        <text:list-item>
          <text:p text:style-name="P10">Intesität des Ökofaktors außerhalb des Toleranzbereichs: Tod des Individuums</text:p>
        </text:list-item>
        <text:list-item>
          <text:p text:style-name="P10">→ Überlege dir Beispiele!</text:p>
        </text:list-item>
      </text:list>
      <text:p text:style-name="P1"/>
      <text:p text:style-name="P2">Ökofarkoren können folgendermaßen wirken:</text:p>
      <text:list xml:id="list2274643863" text:style-name="L2">
        <text:list-item>
          <text:p text:style-name="P11">Stimulierend (= auslösend)</text:p>
        </text:list-item>
        <text:list-item>
          <text:p text:style-name="P11">Modifizierend (=verändernd)</text:p>
        </text:list-item>
        <text:list-item>
          <text:p text:style-name="P11">Limitierend (=begranzend)</text:p>
        </text:list-item>
      </text:list>
      <text:p text:style-name="P2"/>
      <text:p text:style-name="P2">2) Modifikierende Ökofaktoren: k.B.:</text:p>
      <text:list xml:id="list1721408797" text:style-name="L3">
        <text:list-item>
          <text:p text:style-name="P12">Chinesische Primel:</text:p>
          <text:list>
            <text:list-item>
              <text:p text:style-name="P12">Weißblühend über 30C</text:p>
            </text:list-item>
            <text:list-item>
              <text:p text:style-name="P12">Rotblühend unter 30C</text:p>
            </text:list-item>
            <text:list-item>
              <text:p text:style-name="P12">(Grund: Enzym)</text:p>
            </text:list-item>
          </text:list>
        </text:list-item>
        <text:list-item>
          <text:p text:style-name="P12">Edelweiß</text:p>
          <text:list>
            <text:list-item>
              <text:p text:style-name="P12">Frostkeimer</text:p>
            </text:list-item>
          </text:list>
        </text:list-item>
        <text:list-item>
          <text:p text:style-name="P12">Geschlechtsbestimmung der Krokodile</text:p>
          <text:list>
            <text:list-item>
              <text:p text:style-name="P12">Bis 30E: nur Weibchen</text:p>
            </text:list-item>
            <text:list-item>
              <text:p text:style-name="P12">30-34C: Männchen und weibchen</text:p>
            </text:list-item>
            <text:list-item>
              <text:p text:style-name="P12">Ab 34C: nur Männchen</text:p>
            </text:list-item>
          </text:list>
        </text:list-item>
        <text:list-item>
          <text:p text:style-name="P13">Bergmannsche Gegel = Körpergrößenregel:</text:p>
          <text:list>
            <text:list-item>
              <text:p text:style-name="P13">Gleichwarme Tiere in kälteren Gebieten größer (Oberfächen zu Volumen Regel)</text:p>
            </text:list-item>
          </text:list>
        </text:list-item>
        <text:list-item>
          <text:p text:style-name="P13">Allensche Regel = Proportionsregel:</text:p>
          <text:list>
            <text:list-item>
              <text:p text:style-name="P13">Körperanhänge (z.B.: Ohren) in wärmeren Gebieten größer als in kalten</text:p>
            </text:list-item>
          </text:list>
        </text:list-item>
      </text:list>
      <text:p text:style-name="P3"/>
      <text:p text:style-name="P3">3) Limitierende Ökofaktoren:</text:p>
      <text:list xml:id="list1705651981" text:style-name="L4">
        <text:list-item>
          <text:p text:style-name="P14">z.B.: Wassertemperatur bei tropischen Korallen: </text:p>
        </text:list-item>
        <text:list-item>
          <text:p text:style-name="P14">Können nur überleben bei Temperatur über 20C</text:p>
        </text:list-item>
      </text:list>
      <text:p text:style-name="P3"/>
      <text:p text:style-name="P3"/>
      <text:h text:style-name="Heading_20_2" text:outline-level="2">Synökologie</text:h>
      <text:list xml:id="list645617495" text:style-name="L5">
        <text:list-item>
          <text:p text:style-name="P38">Ükologie der Biozönosen (Lebensgemeinschaft unterschiedlicher Organismen)</text:p>
        </text:list-item>
        <text:list-item>
          <text:p text:style-name="P38">Wie beinflussen Lebewesen einander?</text:p>
          <text:list>
            <text:list-item>
              <text:p text:style-name="P38">v.a. Fressen und gefressen werden</text:p>
            </text:list-item>
            <text:list-item>
              <text:p text:style-name="P38">Verschiedene Strategien, um an Nahrung zu kommen bzw. um Fefressenwerden zu verhindern</text:p>
            </text:list-item>
          </text:list>
        </text:list-item>
      </text:list>
      <text:p text:style-name="P9"/>
      <text:p text:style-name="P9"/>
      <text:h text:style-name="Heading_20_2" text:outline-level="2"><text:soft-page-break/>Synökologie</text:h>
      <text:p text:style-name="Text_20_body"/>
      <text:list xml:id="list133951431351503" text:continue-numbering="true" text:style-name="L5">
        <text:list-item>
          <text:p text:style-name="P37"><text:span text:style-name="T3">(Primär) Produzenten</text:span><text:span text:style-name="T1">: Organismen, <text:s/>die aus anorganischen Stoffen organischen Verbindungen aufbauen können (z.B.: grüne Pflanze durch Fotosynthese)</text:span></text:p>
        </text:list-item>
        <text:list-item>
          <text:p text:style-name="P38"><text:span text:style-name="T2">Primärkonsumenten</text:span> (=Sekundärproduzenten): Tiere, die sich unmittelbar von Primärproduzentern ernähren (Pflanzenfresser), z.B.: Eichenwicklerraupe, die Eichenblätter frisst</text:p>
        </text:list-item>
        <text:list-item>
          <text:p text:style-name="P38"><text:span text:style-name="T2">Sekundärkonsument</text:span> (=Tertiärproduzent): Tiere, die von Primärkkonsumenten leben (Fleischfresser), z.B.: Kohlmeise, die eine Eichenwicklerraupe frisst</text:p>
        </text:list-item>
        <text:list-item>
          <text:p text:style-name="P38"><text:span text:style-name="T2">Endkonsument</text:span>: Tiere, die nicht mehr gefressen werden. Sie bilden das Ende der Nahrungskette z.B.: Waldkauz, der eine Kohlmeise frisst</text:p>
        </text:list-item>
        <text:list-item>
          <text:p text:style-name="P38"><text:span text:style-name="T2">Destruenten</text:span>: Zersetzen abgestorbenes Material, sie wandell organische in anorganische Substanzen um (Reminaralisierung). z.B.: Bakterien, Pilze</text:p>
          <text:p text:style-name="P38"/>
        </text:list-item>
      </text:list>
      <text:list xml:id="list335058044" text:style-name="L6">
        <text:list-item>
          <text:p text:style-name="P15">Beispiel für eine Nahrungskette im Wald: Eichenblatt → Raupe des Eichenwicklers → Kohlmeise → Waldkau<text:span text:style-name="T4">z</text:span></text:p>
        </text:list-item>
        <text:list-item>
          <text:p text:style-name="P15">Nahrungsnetz: Verbindung unterschiedlicher Nahrungsketten (Tiere ernöhren sich meist von verschiedenen Pflanzen/anderen Tieren und dienen auch verschiedenen Tieren als Nahrungsquelle)</text:p>
        </text:list-item>
        <text:list-item>
          <text:p text:style-name="P15">Nahrungspyramide: Anzahl der Konsumenten nimmt von Stufe zu Stufe ab → Pyramidenstruktur</text:p>
        </text:list-item>
        <text:list-item>
          <text:p text:style-name="P15">Tropischen Niveiu: Stellung eines Organismus im Nahrungsnetz</text:p>
        </text:list-item>
      </text:list>
      <text:p text:style-name="P4"/>
      <text:p text:style-name="P5">Nahrungsbeziehungen können…</text:p>
      <text:list xml:id="list554281137" text:style-name="L7">
        <text:list-item>
          <text:p text:style-name="P16">Top-down (eher von Räubern) oder z.B.: Wald</text:p>
        </text:list-item>
        <text:list-item>
          <text:p text:style-name="P16">Bottom-up (eher von Nährsalzen, Licht etc.) z.B.: Meer</text:p>
        </text:list-item>
      </text:list>
      <text:p text:style-name="P5">gesteuert sein</text:p>
      <text:p text:style-name="P5"/>
      <text:list xml:id="list3812740253" text:style-name="L8">
        <text:list-item>
          <text:p text:style-name="P17">Energiefluss: Weitergabe der Energie von einnem trophischen Niveiu zum nächst höheren in einer Nahrungspyramide; Energieverluste von pa. 90% pro Stufe durch Wärmeverlust, Stoffwechsel etc.</text:p>
        </text:list-item>
      </text:list>
      <text:p text:style-name="P6"/>
      <text:list xml:id="list2951702113" text:style-name="L9">
        <text:list-item>
          <text:p text:style-name="P18">Räuber-Beute-Beziehungen (+/-)</text:p>
        </text:list-item>
      </text:list>
      <text:list xml:id="list1144607821" text:style-name="L10">
        <text:list-item>
          <text:list>
            <text:list-item>
              <text:p text:style-name="P19">Räuber profitiert, Beute verliert</text:p>
            </text:list-item>
            <text:list-item>
              <text:p text:style-name="P19">z.B.: Beutepopulation: Hase</text:p>
            </text:list-item>
            <text:list-item>
              <text:p text:style-name="P19">Z.B.: Räuberpopulation: Fuchs</text:p>
            </text:list-item>
            <text:list-item>
              <text:p text:style-name="P19">Viele Hasen → viele Füchse → wenig Hasen → wenig Füchse (zeitversetzt!)</text:p>
            </text:list-item>
          </text:list>
        </text:list-item>
      </text:list>
      <text:list xml:id="list133952941894671" text:continue-list="list2951702113" text:style-name="L9">
        <text:list-header>
          <text:p text:style-name="P20"/>
        </text:list-header>
        <text:list-item>
          <text:p text:style-name="P27">Symbiosen (+/+):</text:p>
        </text:list-item>
      </text:list>
      <text:list xml:id="list2878561109" text:style-name="L11">
        <text:list-header>
          <text:p text:style-name="P28">Beide Beteiligten profitieren</text:p>
          <text:list>
            <text:list-item>
              <text:p text:style-name="P28">Mykorrhiza (Pilz + Pflanze)</text:p>
            </text:list-item>
            <text:list-item>
              <text:p text:style-name="P28">Flechten (Alge + Pilz)</text:p>
            </text:list-item>
            <text:list-item>
              <text:p text:style-name="P28">Knöllchenbakterien + Schmetterlingsblütler</text:p>
            </text:list-item>
            <text:list-item>
              <text:p text:style-name="P28">Blüten + Bestäuber<text:span text:style-name="T5">er</text:span></text:p>
            </text:list-item>
            <text:list-item>
              <text:p text:style-name="P22">Korallen + Algen</text:p>
            </text:list-item>
            <text:list-item>
              <text:p text:style-name="P22">Darmbakterien</text:p>
            </text:list-item>
            <text:list-item>
              <text:p text:style-name="P22"><text:soft-page-break/>Clownfish + anemone</text:p>
            </text:list-item>
          </text:list>
        </text:list-header>
      </text:list>
      <text:list xml:id="list133952117609737" text:continue-list="list133952941894671" text:style-name="L9">
        <text:list-item>
          <text:p text:style-name="P20">Kommensalismus (+/0)</text:p>
        </text:list-item>
      </text:list>
      <text:list xml:id="list627449985" text:style-name="L12">
        <text:list-item>
          <text:p text:style-name="P23">einer profitiert, der andere hat weder Vor- noch nachteil; Mitesser</text:p>
        </text:list-item>
        <text:list-item>
          <text:p text:style-name="P23">Aasfresser der Steppen und Wüsten (fressen was Räuber übrig lassen)</text:p>
        </text:list-item>
      </text:list>
      <text:list xml:id="list133951446709914" text:continue-list="list133952117609737" text:style-name="L9">
        <text:list-item>
          <text:p text:style-name="P20">Parasitmus (+/-):</text:p>
        </text:list-item>
      </text:list>
      <text:list xml:id="list1995691068" text:style-name="L13">
        <text:list-item>
          <text:list>
            <text:list-item>
              <text:p text:style-name="P24">parasit lebt von Wirt, bringt diesen aber nicht um</text:p>
            </text:list-item>
            <text:list-item>
              <text:p text:style-name="P24">Bei Tieren:</text:p>
            </text:list-item>
          </text:list>
          <text:p text:style-name="P24">Ektoparasiten(Außenparasiten)</text:p>
          <text:list text:continue-numbering="true">
            <text:list-item>
              <text:p text:style-name="P24">Läuse </text:p>
            </text:list-item>
            <text:list-item>
              <text:p text:style-name="P24">Zecken</text:p>
            </text:list-item>
          </text:list>
          <text:p text:style-name="P24">Endoparasiten (Innenparasiten)</text:p>
          <text:list text:continue-numbering="true">
            <text:list-item>
              <text:p text:style-name="P24">Bandwurm</text:p>
            </text:list-item>
            <text:list-item>
              <text:p text:style-name="P25">Spulwürmer</text:p>
            </text:list-item>
          </text:list>
          <text:p text:style-name="P29">bei Pflanzen</text:p>
          <text:list text:continue-numbering="true">
            <text:list-item>
              <text:p text:style-name="P30">Nährelemente werden vom Wirten bezogen (ohne Gegenleitung)</text:p>
            </text:list-item>
            <text:list-item>
              <text:p text:style-name="P30">Woloparasiten (=Vollparasiten): nehmen Wasser und Assimilate (Schuppenwurz)</text:p>
            </text:list-item>
            <text:list-item>
              <text:p text:style-name="P30">hemiparasiten (&gt;Halbparasiten): nehmen nur Wasser (mistel)</text:p>
            </text:list-item>
          </text:list>
        </text:list-item>
      </text:list>
      <text:list xml:id="list133952305381003" text:continue-list="list133951446709914" text:style-name="L9">
        <text:list-item>
          <text:p text:style-name="P31">Abwehrstrategien</text:p>
        </text:list-item>
      </text:list>
      <text:p text:style-name="P7"><text:tab/>Verhindern, gefressen zu werden </text:p>
      <text:p text:style-name="P7"><text:tab/><text:span text:style-name="T2">Bei Tieren:</text:span></text:p>
      <text:list xml:id="list585509182" text:style-name="L14">
        <text:list-item>
          <text:p text:style-name="P32">Schrecktracht: Schreckt Fressfeinde ab (z.B.: Augenflecken bei Schmetterlingen und Raupen)</text:p>
        </text:list-item>
        <text:list-item>
          <text:p text:style-name="P32">Mimikry (Warntracht): Nacharmung geföhrlicherer Tiere (z.B.: Hornissenschwärmer und Hornisse)</text:p>
        </text:list-item>
        <text:list-item>
          <text:p text:style-name="P32">Mimese: Nachahmung von Elementen der Umwelt (z.B.: Wendelndes Blatt)</text:p>
        </text:list-item>
        <text:list-item>
          <text:p text:style-name="P32">Krypsis: Farb- und Formähnlichkeit mit der Umwelt (z.B.: Tintenfisch, weißes Fell des Polarfuchses)</text:p>
        </text:list-item>
        <text:list-item>
          <text:p text:style-name="P32">Locktracht: Farb- und Formübereinstimmung des Organismus mit Nahrung oder Sexualpartner einer Beuteart (z.B.: Anglerfisch)</text:p>
        </text:list-item>
        <text:list-item>
          <text:p text:style-name="P32">Induzierte Abwehr: Anwesenheit eines Räubers läst in Beiteezopulation Abwehrmachanismen aus (z.B.: Bildung von Giftstoffen bei Pflanzen, Bildung von „Helmen“ bei Wasserflöhen)</text:p>
        </text:list-item>
      </text:list>
      <text:p text:style-name="P8"><text:tab/><text:span text:style-name="T6">Bei Pflanzen </text:span></text:p>
      <text:list xml:id="list141823631" text:style-name="L15">
        <text:list-item>
          <text:p text:style-name="P33">Dornen und Stacheln </text:p>
        </text:list-item>
        <text:list-item>
          <text:p text:style-name="P33">Einlagerung von Kristallen</text:p>
        </text:list-item>
        <text:list-item>
          <text:p text:style-name="P33">Sekundäre Pflanzenstoffe</text:p>
        </text:list-item>
        <text:list-item>
          <text:p text:style-name="P33">Gifte</text:p>
          <text:list>
            <text:list-item>
              <text:p text:style-name="P33">Tiere passen sich daran an! Fördert Evolution</text:p>
            </text:list-item>
            <text:list-item>
              <text:p text:style-name="P33"/>
            </text:list-item>
          </text:list>
        </text:list-item>
      </text:list>
      <text:list xml:id="list133951509895102" text:continue-list="list133952305381003" text:style-name="L9">
        <text:list-item>
          <text:p text:style-name="P34">Vermeidung von Konkurrenz:</text:p>
          <text:p text:style-name="P34">Interspezifische Konkurrenz zwischen zwei Arten mit ähnlichen Bedürfnissen </text:p>
        </text:list-item>
      </text:list>
      <text:list xml:id="list1949316217" text:style-name="L16">
        <text:list-item>
          <text:p text:style-name="P35">Konkurrenz ist Nachteil für beide! (-/-)</text:p>
        </text:list-item>
        <text:list-item>
          <text:p text:style-name="P35">Konkurrenz-Ausschluss-Prinzip(=Vermeidung von Konkurrenz) durch Spezielisierung der beiden Arten</text:p>
        </text:list-item>
        <text:list-item>
          <text:p text:style-name="P35">Koexistenz beider Arten </text:p>
        </text:list-item>
        <text:list-item>
          <text:p text:style-name="P35">Fördert Evolution!</text:p>
        </text:list-item>
        <text:list-item>
          <text:p text:style-name="P36">(Sonst: Verdrängung der schlechter angepassten Art)</text:p>
        </text:list-item>
        <text:list-item>
          <text:p text:style-name="P36">Bildung einer ökologischen Nische</text:p>
        </text:list-item>
      </text:list>
      <text:list xml:id="list133952137398556" text:continue-list="list133951509895102" text:style-name="L9">
        <text:list-item>
          <text:p text:style-name="P34">a</text:p>
        </text:list-item>
        <text:list-item>
          <text:p text:style-name="P34"/>
          <text:p text:style-name="P21"/>
        </text:list-item>
      </text:list>
      <text:list xml:id="list3450899397" text:style-name="L17">
        <text:list-item>
          <text:p text:style-name="P26"/>
        </text:list-item>
      </text:list>
      <text:h text:style-name="Heading_20_3" text:outline-level="3"><text:soft-page-break/>Ökologische Nisch<text:span text:style-name="T7">e</text:span></text:h>
      <text:list xml:id="list2038641945" text:style-name="L18">
        <text:list-item>
          <text:p text:style-name="P39">Definiert sich aus den Bedürfnissen und Toleranzen eines Lebewesens → fundamentale Nische</text:p>
        </text:list-item>
        <text:list-item>
          <text:p text:style-name="P39">Zusätzliche interspezifische Konkurrenz → realisierte Nische<text:tab/></text:p>
        </text:list-item>
        <text:list-item>
          <text:p text:style-name="P39">Ükologische Nische = Spezielisierung, nicht Ort!, „Beruf“ einer Art</text:p>
          <text:p text:style-name="P39">Beispiele: </text:p>
          <text:p text:style-name="P39">Einnischung beispielweise nach<text:tab/></text:p>
          <text:list>
            <text:list-item>
              <text:p text:style-name="P39">Beutegröße (Habicht/Sperber)</text:p>
            </text:list-item>
            <text:list-item>
              <text:p text:style-name="P39">Tageszeit (Tagfalter, Nachtfalter)</text:p>
            </text:list-item>
            <text:list-item>
              <text:p text:style-name="P39">Ord der Futtersuche (Meisen suchen Insekten auf dem Ast, Kleiber auf dem Stamm)</text:p>
            </text:list-item>
          </text:list>
        </text:list-item>
      </text:list>
      <text:p text:style-name="P40"/>
      <text:p text:style-name="P41">Sukzession</text:p>
      <text:list xml:id="list158862070" text:style-name="L20">
        <text:list-item>
          <text:p text:style-name="P42"><text:span text:style-name="T8">gesetzmäßige zitliche Abfolge von Lebensgemeinschaften innerhalb eines Lebensraums</text:span></text:p>
        </text:list-item>
        <text:list-item>
          <text:p text:style-name="P42"><text:span text:style-name="T8">bei gleichh beibeenden Klimafaktoren am Beispiel Wald:</text:span></text:p>
          <text:list>
            <text:list-item>
              <text:p text:style-name="P42"><text:span text:style-name="T8">zuerst Pioniergesellschaften (krautige Pflanzen, Flechten; v.a. r-Strategen)</text:span></text:p>
            </text:list-item>
            <text:list-item>
              <text:p text:style-name="P42"><text:span text:style-name="T8">dann Folgegesellschaften (Sträucher, Bäume; v.a. K-Strategen)</text:span></text:p>
            </text:list-item>
            <text:list-item>
              <text:p text:style-name="P42"><text:span text:style-name="T8">und dann Klimaxgesellschaften (geschlossener Wald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2:00:53.908440410</meta:creation-date>
    <dc:date>2022-03-14T13:39:50.520513221</dc:date>
    <meta:editing-duration>PT1H27M37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4" meta:paragraph-count="122" meta:word-count="767" meta:character-count="5679" meta:non-whitespace-character-count="5123"/>
  </office:meta>
</office:document-meta>
</file>